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Zilla Slab"/>
    </style:style>
    <style:style style:name="P2" style:family="paragraph" style:parent-style-name="Standard">
      <style:text-properties fo:color="#666666" style:font-name="Zilla Slab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666666" style:font-name="Zilla Slab" fo:font-size="12pt" style:font-size-asian="12pt" style:font-size-complex="12pt"/>
    </style:style>
    <style:style style:name="P4" style:family="paragraph" style:parent-style-name="Standard">
      <style:text-properties fo:color="#666666" style:font-name="Zilla Slab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text-properties fo:color="#666666" style:font-name="Zilla Slab" fo:font-size="10pt" style:font-size-asian="10pt" style:font-size-complex="10pt"/>
    </style:style>
    <style:style style:name="P6" style:family="paragraph" style:parent-style-name="Standard">
      <style:text-properties fo:color="#333333" style:font-name="Zilla Slab" fo:font-size="10pt" style:font-size-asian="10pt" style:font-size-complex="10pt"/>
    </style:style>
    <style:style style:name="P7" style:family="paragraph" style:parent-style-name="Standard">
      <style:text-properties fo:color="#333333" style:font-name="Zilla Slab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33333" style:font-name="Zilla Slab" fo:font-size="18pt" style:text-underline-style="solid" style:text-underline-width="auto" style:text-underline-color="font-color" style:font-size-asian="18pt" style:font-size-complex="18pt"/>
    </style:style>
    <style:style style:name="P9" style:family="paragraph" style:parent-style-name="Standard">
      <style:text-properties style:font-name="Zilla Slab"/>
    </style:style>
    <style:style style:name="P10" style:family="paragraph" style:parent-style-name="Standard">
      <style:text-properties style:font-name="Zilla Slab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Zilla Slab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color="#333333" style:font-name="Zilla Slab" fo:font-size="18pt" style:text-underline-style="solid" style:text-underline-width="auto" style:text-underline-color="font-color" style:font-size-asian="18pt" style:font-size-complex="18pt"/>
    </style:style>
    <style:style style:name="P13" style:family="paragraph" style:parent-style-name="Standard">
      <style:text-properties style:font-name="Zilla Slab" officeooo:paragraph-rsid="000ab73c"/>
    </style:style>
    <style:style style:name="T1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color="#666666" officeooo:rsid="000ab73c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0ab73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rray</text:p>
      <text:p text:style-name="P8"/>
      <text:p text:style-name="P7">arr.from(arrayLike [, fonctionMap[, thisArg]]):Array</text:p>
      <text:p text:style-name="P2">créé un array à partir d'un array like en les passant facultativement par une fonction de transformation</text:p>
      <text:p text:style-name="P4"/>
      <text:p text:style-name="P7">Array.isArray(obj):boolean</text:p>
      <text:p text:style-name="P3">teste si l'objet est un array</text:p>
      <text:p text:style-name="P5"/>
      <text:p text:style-name="P7">Array.of(element0[, element1[, ...[, elementN]]]):Array</text:p>
      <text:p text:style-name="P3">créé un array à partir des valeurs passées en paramètre</text:p>
      <text:p text:style-name="P5"/>
      <text:p text:style-name="P7">arr.concat(valeur1[, valeur2[, ...[, valeurN]]]):Array</text:p>
      <text:p text:style-name="P3">renvoie un array contenant la fusion du premier et des paramètres (array ou valeur)</text:p>
      <text:p text:style-name="P5"/>
      <text:p text:style-name="P7">arr.copyWithin(cible, début, fin):Array</text:p>
      <text:p text:style-name="P3">copie une partie du tableau à un autre endroit de celui(indiqué par cible)</text:p>
      <text:p text:style-name="P5"/>
      <text:p text:style-name="P7">arr.entries():Iterator</text:p>
      <text:p text:style-name="P3">renvoie un itérateur [clé,valeur] du tableau</text:p>
      <text:p text:style-name="P5"/>
      <text:p text:style-name="P7">arr.every(callback(valeur[,index][,array]):boolean[, thisArg]):boolean</text:p>
      <text:p text:style-name="P3">teste si toute les valeurs du tableau répondent true à la fonction callback</text:p>
      <text:p text:style-name="P5"/>
      <text:p text:style-name="P7">arr.fill(valeur[, début][, fin]):Array</text:p>
      <text:p text:style-name="P3">rempli le tableau ou une partie de celui ci avec la valeur passée en paramètre</text:p>
      <text:p text:style-name="P3">index négatifs autorisés | le tableau est à la fois modifié et retourné</text:p>
      <text:p text:style-name="P5"/>
      <text:p text:style-name="P7">arr.filter(callback(val [, index[, array]]):boolean):Array;</text:p>
      <text:p text:style-name="P3">renvoie un nouveau tableau composé des valeurs qui ont passé le test du callback</text:p>
      <text:p text:style-name="P5"/>
      <text:p text:style-name="P7">arr.find(callback(val [, index[, array]]):boolean[, thisArg]):any</text:p>
      <text:p text:style-name="P3">renvoie le premier élément du tableau qui renvoie true au callback</text:p>
      <text:p text:style-name="P5"/>
      <text:p text:style-name="P7">arr.findIndex(callback[, thisArg]):number</text:p>
      <text:p text:style-name="P3">idem find mais renvoie l'index de l'élément ou -1</text:p>
      <text:p text:style-name="P5"/>
      <text:p text:style-name="P7">arr.forEach(callback(val [, index[, array]]), thisArg):void</text:p>
      <text:p text:style-name="P3">boucle sur chaque élément du tableau en exécutant callback dessus</text:p>
      <text:p text:style-name="P5"/>
      <text:p text:style-name="P7">array.includes(élémentRecherché, indiceDépart):boolean</text:p>
      <text:p text:style-name="P3">renvoie true si l'élément se trouve dans le tableau</text:p>
      <text:p text:style-name="P5"/>
      <text:p text:style-name="P7">arr.indexOf(élémentRecherché, indiceDébut):number</text:p>
      <text:p text:style-name="P3">renvoie l'index de la première valeur du tableau qui correspond renvoie -1 si aucun élément ne correspond</text:p>
      <text:p text:style-name="P5"/>
      <text:p text:style-name="P5"><text:soft-page-break/></text:p>
      <text:p text:style-name="P5"/>
      <text:p text:style-name="P7">arr.join([séparateur]):string</text:p>
      <text:p text:style-name="P3">renvoie une chaine de caractère contenant tous les éléments l'un à la suite de l'autre espacés par le paramètre séparateur si fourni</text:p>
      <text:p text:style-name="P5"/>
      <text:p text:style-name="P7">arr.keys():Iterator</text:p>
      <text:p text:style-name="P3">renvoie un iterateur sur les index</text:p>
      <text:p text:style-name="P5"/>
      <text:p text:style-name="P7">arr.lastIndexOf(élémentRecherché, indexDébut):number</text:p>
      <text:p text:style-name="P3">renvoie le dernier index de la valeur recherchée renvoie -1 si aucune valeur ne correspond</text:p>
      <text:p text:style-name="P6"/>
      <text:p text:style-name="P7">arr.map(callback(val [, index[, array]]):any [, thisArg]):Array</text:p>
      <text:p text:style-name="P3">renvoie un nouveau tableau avec les valeurs retournées par callback sur chaque valeur du tableau d'origine</text:p>
      <text:p text:style-name="P6"/>
      <text:p text:style-name="P7">arr.pop():any</text:p>
      <text:p text:style-name="P3">supprime le dernier élément du tableau et le retourne si le tableau est vide renvoie undefined</text:p>
      <text:p text:style-name="P5"/>
      <text:p text:style-name="P7">arr.push(élément1, ..., élémentN):number</text:p>
      <text:p text:style-name="P3">ajoute les éléments passés en paramètres en fin de tableau et renvoie la nouvelle longueur de celui ci</text:p>
      <text:p text:style-name="P5"/>
      <text:p text:style-name="P7">arr.reduce(callback(accumulateur,valeur,[, index[, array]]):any, [valeurInitiale]):any</text:p>
      <text:p text:style-name="P3">applique le callback sur chaque élément tout en sauvant la valeur de retour dans accumulateur pour la passer à l'élément suivant retourne la valeur finale d'accumulateur, on peut spécifier la valeur initiale de l'accumulateur</text:p>
      <text:p text:style-name="P5"/>
      <text:p text:style-name="P7">arr.reduceRight(callback[, valeurInitiale]):any</text:p>
      <text:p text:style-name="P3">idem reduce mais en partant de la fin du tableau en allant vers le début</text:p>
      <text:p text:style-name="P5"/>
      <text:p text:style-name="P7">arr.reverse():Array</text:p>
      <text:p text:style-name="P3">inverse l'ordre des éléments d'un tableau</text:p>
      <text:p text:style-name="P5"/>
      <text:p text:style-name="P7">arr.shift():any</text:p>
      <text:p text:style-name="P3">supprimer le premier élément du tableau et le renvoie</text:p>
      <text:p text:style-name="P5"/>
      <text:p text:style-name="P7">arr.slice([début [, fin]]):Array</text:p>
      <text:p text:style-name="P3">renvoie un tableau composé des mêmes éléments si aucun paramètre n'est fourni une copie complète du tableau sera renvoyé sinon un tableau de l'interval spécifié</text:p>
      <text:p text:style-name="P5"/>
      <text:p text:style-name="P7">arr.some(callback(val [, index[, array]]):boolean[, thisArg]):boolean</text:p>
      <text:p text:style-name="P3">teste si au moins un élément du tableau passe le test du callback</text:p>
      <text:p text:style-name="P5"/>
      <text:p text:style-name="P7">arr.sort([fonctionComparaison(a,b):number]):Array</text:p>
      <text:p text:style-name="P3">trie le tableau, si aucune fonction n'est fournie, le tableau sera trié sur base <text:soft-page-break/>des caractères Unicode</text:p>
      <text:p text:style-name="P3">lorsque a doit etre placé avant b on renvoie une valeur négative,positive si b doit etre avant a, nulle si rien </text:p>
      <text:p text:style-name="P3">ne doit changer</text:p>
      <text:p text:style-name="P5"/>
      <text:p text:style-name="P7">array.splice(start, [x[, élem1[, élem2[, ...]]]]):Array</text:p>
      <text:p text:style-name="P3">supprime x élément du tableau à partir de l'index start et ajoute facultativement des nouveaux éléments au même endroit si x n'est pas spécifié supprime les éléments de l'index start jusqu'a la fin du tableau</text:p>
      <text:p text:style-name="P3">renvoie les valeurs supprimées</text:p>
      <text:p text:style-name="P5"/>
      <text:p text:style-name="P7">arr.toLocaleString([locales, [options]]):string</text:p>
      <text:p text:style-name="P3">renvoie une chaine de caractere du join des differents elements du tableau auquel on a appliqué leur propre</text:p>
      <text:p text:style-name="P3">toLocaleString</text:p>
      <text:p text:style-name="P5"/>
      <text:p text:style-name="P7">arr.toString():string</text:p>
      <text:p text:style-name="P3">renvoie une chaine de caractère représentant les éléments du tableau</text:p>
      <text:p text:style-name="P5"/>
      <text:p text:style-name="P7">arr.unshift([élém1[, ...[, élémN]]]):number</text:p>
      <text:p text:style-name="P3">ajoute les éléments spécifiés au début du tableau et renvoie sa nouvelle longueur</text:p>
      <text:p text:style-name="P5"/>
      <text:p text:style-name="P7">array.values():Iterator</text:p>
      <text:p text:style-name="P3">renvoie un itérateur sur les valeurs du tableau</text:p>
      <text:p text:style-name="P12">String</text:p>
      <text:p text:style-name="P7"/>
      <text:p text:style-name="P7">String.fromCharCode(num1, ..., numN):string</text:p>
      <text:p text:style-name="P1">créé une chaine de caractère à partir des codes UTF-16 passés en arguments</text:p>
      <text:p text:style-name="P9"/>
      <text:p text:style-name="P7">String.fromCodePoint(num1[, ...[, numN]]):string</text:p>
      <text:p text:style-name="P1">créé une chaine de caractère à partir de codets</text:p>
      <text:p text:style-name="P9"/>
      <text:p text:style-name="P7">str.charAt(index):string</text:p>
      <text:p text:style-name="P1">renvoie le caractère à la position index. Si la position est en dehors, renvoie une chaine vide</text:p>
      <text:p text:style-name="P9"/>
      <text:p text:style-name="P7">str.charCodeAt(index):number</text:p>
      <text:p text:style-name="P1">renvoie le code UTF-16 du code se trouvant à la position index. NaN si la valeur est en dehors de la chaine</text:p>
      <text:p text:style-name="P9"/>
      <text:p text:style-name="P7">str.codePointAt(index):number</text:p>
      <text:p text:style-name="P1">renvoie la valeur unicode à l'index donné, renvoie undefined si en dehors de la chaine</text:p>
      <text:p text:style-name="P7"/>
      <text:p text:style-name="P7">str.concat(string2[, string3, ..., stringN]):string</text:p>
      <text:p text:style-name="P1">renvoie une nouvelle chaine contenant la fusion de la chaine appelante et des chaines passées en parametres si les valeurs ne sont pas des chaines, la methode toString est utilisée </text:p>
      <text:p text:style-name="P1">note : concat est plus lent que l'opérateurs +</text:p>
      <text:p text:style-name="P1"/>
      <text:p text:style-name="P7">str.endsWith(chaîneRecherchée[, position]):boolean</text:p>
      <text:p text:style-name="P1">regarde si la chaine se termine par celle fournie en parametre, on peut egalement passé une valeur pour faire la recherche en considerant length comme la valeur ainsi passée</text:p>
      <text:p text:style-name="P9"/>
      <text:p text:style-name="P7">str.includes(chaîneRecherchée[, position]):boolean</text:p>
      <text:p text:style-name="P1">cherche si la chaine contient celle passée en parametre, on peut également spécifié l'index du début de la recherche</text:p>
      <text:p text:style-name="P9"/>
      <text:p text:style-name="P7">str.indexOf(valeurRecherchée[, indexDébut]):number</text:p>
      <text:p text:style-name="P1">renvoie l'index de début la premiere occurencec chaine recherchée, on peut spécifier l'index de début de la recherche renvoie -1 si la chaine n'existe pas</text:p>
      <text:p text:style-name="P9"/>
      <text:p text:style-name="P7">str.lastIndexOf(valeurRecherchée[, indiceDébut]):number</text:p>
      <text:p text:style-name="P1">idem mais pour la derniere occurence</text:p>
      <text:p text:style-name="P9"/>
      <text:p text:style-name="P7">str.localeCompare(chaine [, locales [, options]]):number</text:p>
      <text:p text:style-name="P1">renvoie la comparaison alphabétique des lettres de str et chaine négatif si str est avant chaine positif si chaine est avant str nulle si elle sont égales</text:p>
      <text:p text:style-name="P9"/>
      <text:p text:style-name="P7">str.match(regexp):Array</text:p>
      <text:p text:style-name="P1"><text:soft-page-break/>retourne un tableau des occurences dans la chaine qui correspondent à la regex</text:p>
      <text:p text:style-name="P9"/>
      <text:p text:style-name="P7">str.normalize([form]):string</text:p>
      <text:p text:style-name="P1">renvoie la forme normalisée de la chaine</text:p>
      <text:p text:style-name="P9"/>
      <text:p text:style-name="P7">str.padEnd(longueurCible [, chaîneComplémentaire]):string</text:p>
      <text:p text:style-name="P1">renvoie une nouvelle chaine qui ajoute la chaine passée en paramètre à la chaine appelant en la répétant pour obtenir la longueur souhaitée, rempli avec des espaces si aucune chaine n'est passée en parametre</text:p>
      <text:p text:style-name="P9"/>
      <text:p text:style-name="P7">str.padStart(longueurCible [, chaîneComplémentaire]):string</text:p>
      <text:p text:style-name="P1">idem mais en ajoutant au début</text:p>
      <text:p text:style-name="P9"/>
      <text:p text:style-name="P7">str.repeat(x):string</text:p>
      <text:p text:style-name="P1">renvoie une nouvelle chaine composée de x fois la chaine appelante</text:p>
      <text:p text:style-name="P9"/>
      <text:p text:style-name="P7">str.replace(regexp|str2, strRemplacement|fonction(correspondance[, p1[, p2[, p3]]], decalage, chaine):string):string</text:p>
      <text:p text:style-name="P1">renvoie une nouvelle chaine en remplacant ce qui correspond au premier argument (regexp ou sous chaine) par le second (chaine ou fonction renvoyant une chaine)</text:p>
      <text:p text:style-name="P1">si la fonction est utilisée, ses paramètres sont la chaine correspondant actuelle,facultativement les n premieres occurences de chaque correspondance, l'index de debut et la chaine testée</text:p>
      <text:p text:style-name="P1">parametre spéciaux pour le remplacement:</text:p>
      <text:p text:style-name="P1">$$ ajoute un $</text:p>
      <text:p text:style-name="P1">$&amp; la chaine qui a correspondu</text:p>
      <text:p text:style-name="P1">'$ ce qui précède la correspondance</text:p>
      <text:p text:style-name="P1">$' ce qui suis la correspondance</text:p>
      <text:p text:style-name="P1">$n la nieme correspondance</text:p>
      <text:p text:style-name="P9"/>
      <text:p text:style-name="P7">str.search(regexp):number</text:p>
      <text:p text:style-name="P1">renvoie l'index de début de la premiere occurence qui correspond a la regexp renvoie -1 si aucune n'est trouvée</text:p>
      <text:p text:style-name="P9"/>
      <text:p text:style-name="P7">chn.slice(indiceDebut[, indiceFin]):string</text:p>
      <text:p text:style-name="P1">renvoie une nouvelle chaine contenue entre indiceDebut et indiceFin (length-1 si non spécifié)</text:p>
      <text:p text:style-name="P9"/>
      <text:p text:style-name="P7">str.split([séparateur[, qtéMax]]):Array</text:p>
      <text:p text:style-name="P1">renvoie un tableau de sous chaine qui contient toute les valeurs entre séparateur, qtéMax permet de limiter</text:p>
      <text:p text:style-name="P1">le nombre d'objets dans le tableau</text:p>
      <text:p text:style-name="P9"/>
      <text:p text:style-name="P7">str.startsWith(chaîneRecherchée [, position]):boolean</text:p>
      <text:p text:style-name="P1">renvoie true si la chaine en parametre se trouve au début de la chaine appelant, position permet de commencerà un autre endroit de la chaine (index)</text:p>
      <text:p text:style-name="P1"/>
      <text:p text:style-name="P7"><text:soft-page-break/>chn.substr(début[, longueur]):string</text:p>
      <text:p text:style-name="P1">renvoie une nouvelle chaine à partir du paramètre début dans la chaine appelant et pour une taille de longueur</text:p>
      <text:p text:style-name="P9"/>
      <text:p text:style-name="P7">str.substring(indiceA[, indiceB]):string</text:p>
      <text:p text:style-name="P1">idem mais on spécifie l'index de fin à la place de la longueur</text:p>
      <text:p text:style-name="P9"/>
      <text:p text:style-name="P7">str.toLocaleLowerCase([locale]):string</text:p>
      <text:p text:style-name="P1">renvoie la chaine en petite casse</text:p>
      <text:p text:style-name="P9"/>
      <text:p text:style-name="P7">str.toLocaleUpperCase([locale]):string</text:p>
      <text:p text:style-name="P1">renvoie la chaine en grande casse</text:p>
      <text:p text:style-name="P9"/>
      <text:p text:style-name="P7">str.toLowerCase():string</text:p>
      <text:p text:style-name="P1">renvoie la chaine en petite casse</text:p>
      <text:p text:style-name="P9"/>
      <text:p text:style-name="P7">str.toUpperCase():string</text:p>
      <text:p text:style-name="P1">renvoie la chaine en grande casse</text:p>
      <text:p text:style-name="P9"/>
      <text:p text:style-name="P7">str.toString():string</text:p>
      <text:p text:style-name="P1">renvoie la meme chaine</text:p>
      <text:p text:style-name="P9"/>
      <text:p text:style-name="P7">str.trim():string</text:p>
      <text:p text:style-name="P1">renvoie une nouvelle chaine en retirant les espaces blancs au debut et a la fin</text:p>
      <text:p text:style-name="P9"/>
      <text:p text:style-name="P7">str.trimEnd():string</text:p>
      <text:p text:style-name="P7">str.trimRight():string</text:p>
      <text:p text:style-name="P1">synonymes idem mais uniquement pour la fin</text:p>
      <text:p text:style-name="P9"/>
      <text:p text:style-name="P7">str.trimStart():string</text:p>
      <text:p text:style-name="P7">str.trimLeft():string</text:p>
      <text:p text:style-name="P1">synonymes idem mais uniquement pour le début</text:p>
      <text:p text:style-name="P9"/>
      <text:p text:style-name="P12">RegExp</text:p>
      <text:p text:style-name="P9"><text:span text:style-name="T1">RegExp(modèle[, indicateurs]) </text:span>ou </text:p>
      <text:p text:style-name="P9"><text:span text:style-name="T1">new RegExp(modèle[, indicateurs]) </text:span>ou </text:p>
      <text:p text:style-name="P7">/modele/indicateurs</text:p>
      <text:p text:style-name="P9"/>
      <text:p text:style-name="P10">indicateurs</text:p>
      <text:p text:style-name="P9"><text:span text:style-name="T2">g</text:span><text:span text:style-name="T3"> recherche de toute les occurences au lieu de juste la premiere</text:span></text:p>
      <text:p text:style-name="P9"><text:span text:style-name="T2">i</text:span><text:span text:style-name="T4"> </text:span><text:span text:style-name="T3">ignorer la casse</text:span></text:p>
      <text:p text:style-name="P13"><text:span text:style-name="T2">m</text:span><text:span text:style-name="T3"> multiligne (pour \n et \r)</text:span></text:p>
      <text:p text:style-name="P13"><text:span text:style-name="T7">s</text:span><text:span text:style-name="T3"> </text:span><text:span text:style-name="T5">le point peut correspondre au saut de ligne</text:span></text:p>
      <text:p text:style-name="P9"><text:span text:style-name="T2">u</text:span> <text:span text:style-name="T3">traite une séquence unicode</text:span></text:p>
      <text:p text:style-name="P9"><text:span text:style-name="T2">y</text:span> <text:span text:style-name="T3">pour stopper à la prop lastIndex de la RegExp</text:span></text:p>
      <text:p text:style-name="P9"/>
      <text:p text:style-name="P9"/>
      <text:p text:style-name="P10">caractères</text:p>
      <text:p text:style-name="P9"><text:span text:style-name="T2">.</text:span> <text:span text:style-name="T3">n'importe quel caractere excepté \n \r \u2028 \u2029</text:span></text:p>
      <text:p text:style-name="P9"><text:span text:style-name="T2">\d</text:span> <text:span text:style-name="T3">un chiffre de 0 à 9</text:span></text:p>
      <text:p text:style-name="P9"><text:span text:style-name="T2">\D</text:span><text:span text:style-name="T3"> un caractère qui n'est pas un chiffre de 0 à 9</text:span></text:p>
      <text:p text:style-name="P9"><text:span text:style-name="T2">\w </text:span><text:span text:style-name="T3">un caractère dans l'ensemble chiffre lettre(majuscule et minuscule) et _</text:span></text:p>
      <text:p text:style-name="P9"><text:span text:style-name="T2">\W</text:span> <text:span text:style-name="T3">un caractère qui n'est pas compris dans \w</text:span></text:p>
      <text:p text:style-name="P9"><text:span text:style-name="T2">\s</text:span> <text:span text:style-name="T3">un caractère d'espacement</text:span></text:p>
      <text:p text:style-name="P9"><text:span text:style-name="T2">\S</text:span> <text:span text:style-name="T3">un caractère qui n'est pas dans \s</text:span></text:p>
      <text:p text:style-name="P9"><text:span text:style-name="T2">\t</text:span> <text:span text:style-name="T3">une tabulation</text:span></text:p>
      <text:p text:style-name="P9"><text:span text:style-name="T2">\r</text:span> <text:span text:style-name="T3">un retour chariot</text:span></text:p>
      <text:p text:style-name="P9"><text:span text:style-name="T2">\n</text:span> <text:span text:style-name="T3">un saut de ligne</text:span></text:p>
      <text:p text:style-name="P9"><text:span text:style-name="T2">\v</text:span> <text:span text:style-name="T3">une tabulation verticale</text:span></text:p>
      <text:p text:style-name="P9"><text:span text:style-name="T2">\f</text:span><text:span text:style-name="T3"> un saut de page</text:span></text:p>
      <text:p text:style-name="P9"><text:span text:style-name="T2">[\b]</text:span> <text:span text:style-name="T3">un caractère de retour arrière</text:span></text:p>
      <text:p text:style-name="P9"><text:span text:style-name="T2">\0</text:span> <text:span text:style-name="T3">le caractère NUL (ne pas mettre de chiffre juste après)</text:span></text:p>
      <text:p text:style-name="P9"><text:span text:style-name="T2">\cX</text:span><text:span text:style-name="T3"> ou X est une lettre caractère de controle de cette lettre</text:span></text:p>
      <text:p text:style-name="P9"><text:span text:style-name="T2">\xhh</text:span><text:span text:style-name="T3"> deux chiffres hexadécimaux</text:span></text:p>
      <text:p text:style-name="P9"><text:span text:style-name="T2">\uhhhh</text:span><text:span text:style-name="T3"> quatre chiffres hexadécimaux</text:span></text:p>
      <text:p text:style-name="P9"><text:span text:style-name="T2">\u{hhhh} \u{hhhhh}</text:span> <text:span text:style-name="T3">chiffres hexadécimaux précédés du u</text:span></text:p>
      <text:p text:style-name="P9"><text:span text:style-name="T2">\</text:span> <text:span text:style-name="T3">permet d'échapper un caractère spécial d'une regexp pex : \* pour chercher une * au lieu d'indiquer une multiplicité</text:span></text:p>
      <text:p text:style-name="P9"/>
      <text:p text:style-name="P9"/>
      <text:p text:style-name="P10">Ensembles de caractères</text:p>
      <text:p text:style-name="P9"><text:span text:style-name="T2">[xyz]</text:span> <text:span text:style-name="T3">un caractère qui soit x y ou z</text:span></text:p>
      <text:p text:style-name="P9"><text:span text:style-name="T2">[a-c]</text:span> <text:span text:style-name="T3">un caractère qui soit a b ou c</text:span></text:p>
      <text:p text:style-name="P9"><text:span text:style-name="T2">[^xyz] et [^a-c]</text:span><text:span text:style-name="T3"> un caractère qui n'est pas compris dans ces ensembles</text:span></text:p>
      <text:p text:style-name="P9"/>
      <text:p text:style-name="P9"><text:span text:style-name="T2">x|y</text:span> <text:span text:style-name="T3">l'un ou l'autre =&gt; a|z un caractère qui soit a ou z</text:span></text:p>
      <text:p text:style-name="P9"/>
      <text:p text:style-name="P10">Limites</text:p>
      <text:p text:style-name="P9"><text:span text:style-name="T2">^</text:span> <text:span text:style-name="T3">au début-&gt;</text:span> <text:span text:style-name="T2">^a</text:span> <text:span text:style-name="T3">un a en début de chaine ou de ligne</text:span></text:p>
      <text:p text:style-name="P9"><text:span text:style-name="T2">$</text:span> <text:span text:style-name="T3">à la fin-&gt; </text:span><text:span text:style-name="T2">$a</text:span> <text:span text:style-name="T3">un a en fin de chaine ou de ligne</text:span></text:p>
      <text:p text:style-name="P9"><text:soft-page-break/><text:span text:style-name="T2">\b</text:span> <text:span text:style-name="T3">limite de mot espace début de chaine et fin de chaine</text:span></text:p>
      <text:p text:style-name="P9"><text:span text:style-name="T2">\B </text:span><text:span text:style-name="T3">qui n'est pas dans</text:span> <text:span text:style-name="T2">\b</text:span></text:p>
      <text:p text:style-name="P9"/>
      <text:p text:style-name="P9"/>
      <text:p text:style-name="P10">Groupes et références arrières</text:p>
      <text:p text:style-name="P9"><text:span text:style-name="T2">(x) </text:span><text:span text:style-name="T3">capture x pour une utilisation postérieure (après test de la chaine) les groupes sont référencés par $1 à $n n étant le nombre de captures faites (max 9)</text:span></text:p>
      <text:p text:style-name="P9"><text:span text:style-name="T2">\n</text:span> <text:span text:style-name="T3">ou n est un chiffre, référence à la nième correspondance</text:span></text:p>
      <text:p text:style-name="P9"><text:span text:style-name="T2">(?:x) x</text:span> <text:span text:style-name="T3">sans capture de la correpondance</text:span></text:p>
      <text:p text:style-name="P9"/>
      <text:p text:style-name="P9"/>
      <text:p text:style-name="P10">Quantificateurs</text:p>
      <text:p text:style-name="P9"><text:span text:style-name="T2">b*</text:span> <text:span text:style-name="T3">0 à plusieurs b</text:span></text:p>
      <text:p text:style-name="P9"><text:span text:style-name="T2">b+</text:span> <text:span text:style-name="T3">1 à plusieurs b</text:span></text:p>
      <text:p text:style-name="P9"><text:span text:style-name="T2">b? </text:span>0 ou 1 b</text:p>
      <text:p text:style-name="P9"><text:span text:style-name="T2">b(?=c)</text:span> <text:span text:style-name="T3">b imméd</text:span><text:span text:style-name="T5">i</text:span><text:span text:style-name="T3">atemment suivant par c (donc "bc")</text:span></text:p>
      <text:p text:style-name="P9"><text:span text:style-name="T2">b(?!c)</text:span> <text:span text:style-name="T3">b qui n'est pas immédiatemment suivant par un c</text:span></text:p>
      <text:p text:style-name="P9"><text:span text:style-name="T2">x{n}</text:span><text:span text:style-name="T4"> </text:span><text:span text:style-name="T3">n occurence -&gt; b{3} ="bbb"</text:span></text:p>
      <text:p text:style-name="P9"><text:span text:style-name="T2">x{n,m} </text:span><text:span text:style-name="T3">entre n et m occurence (inclus) -&gt; b{1,3} ="b" ou "bb" ou "bbb"</text:span></text:p>
      <text:p text:style-name="P9"/>
      <text:p text:style-name="P11">x*?</text:p>
      <text:p text:style-name="P11">x+?</text:p>
      <text:p text:style-name="P11">x??</text:p>
      <text:p text:style-name="P11">x{n}?</text:p>
      <text:p text:style-name="P11">x{n,}?</text:p>
      <text:p text:style-name="P11">x{n,m}?</text:p>
      <text:p text:style-name="P1">rajouter le ? après un quantifieur permet de chercher la plus petite correspondance (en taille)</text:p>
      <text:p text:style-name="P9"/>
      <text:p text:style-name="P9"/>
      <text:p text:style-name="P9"/>
      <text:p text:style-name="P11">RegExp.$1 à $9 </text:p>
      <text:p text:style-name="P1">contient les capture de la dernière regexp effectuée .lastIndex index de la fin d'une occurence</text:p>
      <text:p text:style-name="P9"/>
      <text:p text:style-name="P11">regexObj.exec(chaîne):Array</text:p>
      <text:p text:style-name="P1">renvoie toute les correspondances de la regexp dans chaine</text:p>
      <text:p text:style-name="P9"/>
      <text:p text:style-name="P11">regexObj.test(chaîne):boolean</text:p>
      <text:p text:style-name="P1">verifie qu'il y a au moins une correspondance</text:p>
      <text:p text:style-name="P9"/>
      <text:p text:style-name="P11">regexObj.toString():string</text:p>
      <text:p text:style-name="P1">renvoie une chaine représentant la regexp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</meta:initial-creator>
    <meta:creation-date>2018-06-14T22:55:32.02</meta:creation-date>
    <dc:date>2019-04-30T12:59:31.414000000</dc:date>
    <meta:editing-duration>PT39M36S</meta:editing-duration>
    <meta:editing-cycles>7</meta:editing-cycles>
    <meta:generator>LibreOffice/5.4.2.2$Windows_x86 LibreOffice_project/22b09f6418e8c2d508a9eaf86b2399209b0990f4</meta:generator>
    <meta:document-statistic meta:table-count="0" meta:image-count="0" meta:object-count="0" meta:page-count="8" meta:paragraph-count="212" meta:word-count="1661" meta:character-count="11438" meta:non-whitespace-character-count="9984"/>
  </office:meta>
</office:document-meta>
</file>